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477" officeooo:paragraph-rsid="00014477"/>
    </style:style>
    <style:style style:name="T1" style:family="text">
      <style:text-properties officeooo:rsid="00033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Lab 09</text:p>
      <text:p text:style-name="P1"/>
      <text:p text:style-name="P1"><text:tab/><text:span text:style-name="T1">The difference in the implementation of the virtual and non-virtual calls is two things. <text:s/>In the virtual call the register is first increased in size and moved to a new register before being pushed on the stack while in the non-virtual it is just increased in size as pushed on the stack. <text:s/>The second thing is that the virtual makes a call to the method via a pointer and the non-virtual does not. <text:s/>The difference in the two virtual functions is the address for the vtabl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51:49.278552541</meta:creation-date>
    <dc:date>2017-11-29T18:59:07.036085660</dc:date>
    <meta:editing-duration>PT16M57S</meta:editing-duration>
    <meta:editing-cycles>1</meta:editing-cycles>
    <meta:document-statistic meta:table-count="0" meta:image-count="0" meta:object-count="0" meta:page-count="1" meta:paragraph-count="3" meta:word-count="90" meta:character-count="497" meta:non-whitespace-character-count="404"/>
    <meta:generator>LibreOffice/5.1.6.2$Linux_X86_64 LibreOffice_project/10m0$Build-2</meta:generator>
  </office:meta>
</office:document-meta>
</file>